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fo:margin-bottom="0.353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justify" fo:break-before="auto" fo:line-height="115%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P9" style:family="paragraph" style:parent-style-name="Standard">
      <style:paragraph-properties fo:text-align="justify" fo:break-before="auto" fo:line-height="115%" fo:margin-bottom="0.353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P10" style:family="paragraph" style:parent-style-name="Standard">
      <style:paragraph-properties fo:text-align="justify" fo:break-before="auto" fo:line-height="115%" fo:margin-bottom="0.353cm" style:writing-mode="lr-tb"/>
    </style:style>
    <style:style style:name="P11" style:family="paragraph" style:parent-style-name="Standard">
      <style:paragraph-properties fo:text-align="justify" fo:break-before="auto" fo:line-height="115%" fo:margin-bottom="0.353cm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text-align="justify" fo:break-before="auto" fo:line-height="115%" fo:margin-bottom="0.353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>
      <style:text-properties fo:color="#1155cc" style:text-underline-style="solid" style:text-underline-color="font-color"/>
    </style:style>
    <style:style style:name="T12_35" style:family="text"/>
    <style:style style:name="T12_36" style:family="text">
      <style:text-properties fo:color="#1155cc" style:text-underline-style="solid" style:text-underline-color="font-color"/>
    </style:style>
    <style:style style:name="T12_37" style:family="text"/>
    <style:style style:name="T12_38" style:family="text">
      <style:text-properties fo:color="#1155cc" style:text-underline-style="solid" style:text-underline-color="font-color"/>
    </style:style>
    <style:style style:name="T12_39" style:family="text"/>
    <style:style style:name="T12_40" style:family="text">
      <style:text-properties fo:color="#1155cc" style:text-underline-style="solid" style:text-underline-color="font-color"/>
    </style:style>
    <style:style style:name="T12_41" style:family="text"/>
    <style:style style:name="T12_42" style:family="text">
      <style:text-properties fo:color="#1155cc" style:text-underline-style="solid" style:text-underline-color="font-color"/>
    </style:style>
    <style:style style:name="T12_43" style:family="text"/>
    <style:style style:name="T12_44" style:family="text">
      <style:text-properties fo:color="#1155cc" style:text-underline-style="solid" style:text-underline-color="font-color"/>
    </style:style>
    <style:style style:name="T12_45" style:family="text"/>
    <style:style style:name="T12_46" style:family="text">
      <style:text-properties fo:color="#1155cc" style:text-underline-style="solid" style:text-underline-color="font-color"/>
    </style:style>
    <style:style style:name="T12_47" style:family="text"/>
    <style:style style:name="T12_48" style:family="text">
      <style:text-properties fo:color="#1155cc" style:text-underline-style="solid" style:text-underline-color="font-color"/>
    </style:style>
    <style:style style:name="T12_49" style:family="text"/>
    <style:style style:name="T12_50" style:family="text">
      <style:text-properties fo:color="#1155cc" style:text-underline-style="solid" style:text-underline-color="font-color"/>
    </style:style>
    <style:style style:name="T12_51" style:family="text"/>
    <style:style style:name="T12_52" style:family="text">
      <style:text-properties fo:color="#1155cc" style:text-underline-style="solid" style:text-underline-color="font-color"/>
    </style:style>
    <style:style style:name="T12_53" style:family="text"/>
    <style:style style:name="T12_54" style:family="text">
      <style:text-properties fo:color="#1155cc" style:text-underline-style="solid" style:text-underline-color="font-color"/>
    </style:style>
    <style:style style:name="T12_55" style:family="text"/>
    <style:style style:name="T12_56" style:family="text">
      <style:text-properties fo:color="#1155cc" style:text-underline-style="solid" style:text-underline-color="font-color"/>
    </style:style>
    <style:style style:name="T12_57" style:family="text"/>
    <style:style style:name="T12_58" style:family="text">
      <style:text-properties fo:color="#1155cc" style:text-underline-style="solid" style:text-underline-color="font-color"/>
    </style:style>
    <style:style style:name="T12_59" style:family="text"/>
    <style:style style:name="T12_60" style:family="text">
      <style:text-properties fo:color="#1155cc" style:text-underline-style="solid" style:text-underline-color="font-color"/>
    </style:style>
    <style:style style:name="T12_61" style:family="text"/>
    <style:style style:name="T12_62" style:family="text">
      <style:text-properties fo:color="#1155cc" style:text-underline-style="solid" style:text-underline-color="font-color"/>
    </style:style>
    <style:style style:name="T12_63" style:family="text"/>
    <style:style style:name="T12_64" style:family="text">
      <style:text-properties fo:color="#1155cc" style:text-underline-style="solid" style:text-underline-color="font-color"/>
    </style:style>
    <style:style style:name="T12_65" style:family="text"/>
    <style:style style:name="T12_66" style:family="text">
      <style:text-properties fo:color="#1155cc" style:text-underline-style="solid" style:text-underline-color="font-color"/>
    </style:style>
    <style:style style:name="T12_67" style:family="text"/>
    <style:style style:name="T12_68" style:family="text">
      <style:text-properties fo:color="#1155cc" style:text-underline-style="solid" style:text-underline-color="font-color"/>
    </style:style>
    <style:style style:name="T12_69" style:family="text"/>
    <style:style style:name="T12_70" style:family="text">
      <style:text-properties fo:color="#1155cc" style:text-underline-style="solid" style:text-underline-color="font-color"/>
    </style:style>
    <style:style style:name="T12_71" style:family="text"/>
    <style:style style:name="T12_72" style:family="text">
      <style:text-properties fo:color="#1155cc" style:text-underline-style="solid" style:text-underline-color="font-color"/>
    </style:style>
    <style:style style:name="T12_73" style:family="text"/>
    <style:style style:name="T12_74" style:family="text">
      <style:text-properties fo:color="#1155cc" style:text-underline-style="solid" style:text-underline-color="font-color"/>
    </style:style>
    <style:style style:name="T12_75" style:family="text"/>
    <style:style style:name="T12_76" style:family="text">
      <style:text-properties fo:color="#1155cc" style:text-underline-style="solid" style:text-underline-color="font-color"/>
    </style:style>
    <style:style style:name="T12_77" style:family="text"/>
    <style:style style:name="T12_7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text-align="justify" fo:break-before="auto" fo:line-height="115%" fo:margin-bottom="0.353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>
      <style:text-properties fo:color="#1155cc" style:text-underline-style="solid" style:text-underline-color="font-color"/>
    </style:style>
    <style:style style:name="T13_39" style:family="text"/>
    <style:style style:name="T13_40" style:family="text">
      <style:text-properties fo:color="#1155cc" style:text-underline-style="solid" style:text-underline-color="font-color"/>
    </style:style>
    <style:style style:name="T13_41" style:family="text"/>
    <style:style style:name="T13_42" style:family="text">
      <style:text-properties fo:color="#1155cc" style:text-underline-style="solid" style:text-underline-color="font-color"/>
    </style:style>
    <style:style style:name="T13_43" style:family="text"/>
    <style:style style:name="T13_44" style:family="text">
      <style:text-properties fo:color="#1155cc" style:text-underline-style="solid" style:text-underline-color="font-color"/>
    </style:style>
    <style:style style:name="T13_45" style:family="text"/>
    <style:style style:name="T13_46" style:family="text">
      <style:text-properties fo:color="#1155cc" style:text-underline-style="solid" style:text-underline-color="font-color"/>
    </style:style>
    <style:style style:name="T13_47" style:family="text"/>
    <style:style style:name="T13_48" style:family="text">
      <style:text-properties fo:color="#1155cc" style:text-underline-style="solid" style:text-underline-color="font-color"/>
    </style:style>
    <style:style style:name="T13_49" style:family="text"/>
    <style:style style:name="T13_50" style:family="text">
      <style:text-properties fo:color="#1155cc" style:text-underline-style="solid" style:text-underline-color="font-color"/>
    </style:style>
    <style:style style:name="T13_51" style:family="text"/>
    <style:style style:name="T13_52" style:family="text">
      <style:text-properties fo:color="#1155cc" style:text-underline-style="solid" style:text-underline-color="font-color"/>
    </style:style>
    <style:style style:name="T13_53" style:family="text"/>
    <style:style style:name="T13_54" style:family="text">
      <style:text-properties fo:color="#1155cc" style:text-underline-style="solid" style:text-underline-color="font-color"/>
    </style:style>
    <style:style style:name="T13_55" style:family="text"/>
    <style:style style:name="T13_56" style:family="text">
      <style:text-properties fo:color="#1155cc" style:text-underline-style="solid" style:text-underline-color="font-color"/>
    </style:style>
    <style:style style:name="T13_57" style:family="text"/>
    <style:style style:name="T13_58" style:family="text">
      <style:text-properties fo:color="#1155cc" style:text-underline-style="solid" style:text-underline-color="font-color"/>
    </style:style>
    <style:style style:name="T13_59" style:family="text"/>
    <style:style style:name="T13_60" style:family="text">
      <style:text-properties fo:color="#1155cc" style:text-underline-style="solid" style:text-underline-color="font-color"/>
    </style:style>
    <style:style style:name="T13_61" style:family="text"/>
    <style:style style:name="T13_62" style:family="text">
      <style:text-properties fo:color="#1155cc" style:text-underline-style="solid" style:text-underline-color="font-color"/>
    </style:style>
    <style:style style:name="T13_63" style:family="text"/>
    <style:style style:name="T13_64" style:family="text">
      <style:text-properties fo:color="#1155cc" style:text-underline-style="solid" style:text-underline-color="font-color"/>
    </style:style>
    <style:style style:name="T13_65" style:family="text"/>
    <style:style style:name="T13_6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text-align="justify" fo:break-before="auto" fo:line-height="115%" fo:margin-bottom="0.353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>
      <style:text-properties fo:color="#1155cc" style:text-underline-style="solid" style:text-underline-color="font-color"/>
    </style:style>
    <style:style style:name="T14_35" style:family="text"/>
    <style:style style:name="T14_36" style:family="text">
      <style:text-properties fo:color="#1155cc" style:text-underline-style="solid" style:text-underline-color="font-color"/>
    </style:style>
    <style:style style:name="T14_37" style:family="text"/>
    <style:style style:name="T14_38" style:family="text">
      <style:text-properties fo:color="#1155cc" style:text-underline-style="solid" style:text-underline-color="font-color"/>
    </style:style>
    <style:style style:name="T14_39" style:family="text"/>
    <style:style style:name="T14_40" style:family="text">
      <style:text-properties fo:color="#1155cc" style:text-underline-style="solid" style:text-underline-color="font-color"/>
    </style:style>
    <style:style style:name="T14_41" style:family="text"/>
    <style:style style:name="T14_42" style:family="text">
      <style:text-properties fo:color="#1155cc" style:text-underline-style="solid" style:text-underline-color="font-color"/>
    </style:style>
    <style:style style:name="T14_43" style:family="text"/>
    <style:style style:name="T14_44" style:family="text">
      <style:text-properties fo:color="#1155cc" style:text-underline-style="solid" style:text-underline-color="font-color"/>
    </style:style>
    <style:style style:name="T14_45" style:family="text"/>
    <style:style style:name="T14_46" style:family="text">
      <style:text-properties fo:color="#1155cc" style:text-underline-style="solid" style:text-underline-color="font-color"/>
    </style:style>
    <style:style style:name="T14_47" style:family="text"/>
    <style:style style:name="T14_48" style:family="text">
      <style:text-properties fo:color="#1155cc" style:text-underline-style="solid" style:text-underline-color="font-color"/>
    </style:style>
    <style:style style:name="T14_49" style:family="text"/>
    <style:style style:name="T14_50" style:family="text">
      <style:text-properties fo:color="#1155cc" style:text-underline-style="solid" style:text-underline-color="font-color"/>
    </style:style>
    <style:style style:name="T14_51" style:family="text"/>
    <style:style style:name="T14_52" style:family="text">
      <style:text-properties fo:color="#1155cc" style:text-underline-style="solid" style:text-underline-color="font-color"/>
    </style:style>
    <style:style style:name="T14_53" style:family="text"/>
    <style:style style:name="T14_54" style:family="text">
      <style:text-properties fo:color="#1155cc" style:text-underline-style="solid" style:text-underline-color="font-color"/>
    </style:style>
    <style:style style:name="T14_55" style:family="text"/>
    <style:style style:name="T14_5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p text:style-name="P1"><text:span text:style-name="T1_1">Cena</text:span><text:span text:style-name="T1_2"><text:s/></text:span><text:span text:style-name="T1_3">Prawdy</text:span></text:p>
      <text:p text:style-name="P2"><text:span text:style-name="T2_1">[</text:span><text:span text:style-name="T2_2">Violence</text:span><text:span text:style-name="T2_3">]<text:s/>[</text:span><text:span text:style-name="T2_4">Sad</text:span><text:span text:style-name="T2_5">]</text:span></text:p>
      <text:p text:style-name="P3"><text:span text:style-name="T3_1">Autor</text:span><text:span text:style-name="T3_2">:<text:s/></text:span><text:span text:style-name="T3_3">Emes</text:span></text:p>
      <text:p text:style-name="P4"><text:span text:style-name="T4_1">Wygląda</text:span><text:span text:style-name="T4_2"><text:s/></text:span><text:span text:style-name="T4_3">na</text:span><text:span text:style-name="T4_4"><text:s/></text:span><text:span text:style-name="T4_5">to</text:span><text:span text:style-name="T4_6">,<text:s/></text:span><text:span text:style-name="T4_7">że</text:span><text:span text:style-name="T4_8"><text:s/></text:span><text:span text:style-name="T4_9">znowu</text:span><text:span text:style-name="T4_10"><text:s/></text:span><text:span text:style-name="T4_11">przyjdzie</text:span><text:span text:style-name="T4_12"><text:s/></text:span><text:span text:style-name="T4_13">mi</text:span><text:span text:style-name="T4_14"><text:s/></text:span><text:span text:style-name="T4_15">odkopać</text:span><text:span text:style-name="T4_16"><text:s/></text:span><text:span text:style-name="T4_17">fanfik</text:span><text:span text:style-name="T4_18">,<text:s/></text:span><text:span text:style-name="T4_19">o</text:span><text:span text:style-name="T4_20"><text:s/></text:span><text:span text:style-name="T4_21">którym</text:span><text:span text:style-name="T4_22"><text:s/></text:span><text:span text:style-name="T4_23">świat</text:span><text:span text:style-name="T4_24"><text:s/></text:span><text:span text:style-name="T4_25">zapomniał</text:span><text:span text:style-name="T4_26">.<text:s/></text:span><text:span text:style-name="T4_27">Cóż</text:span><text:span text:style-name="T4_28">,<text:s/></text:span><text:span text:style-name="T4_29">szkoda</text:span><text:span text:style-name="T4_30">,<text:s/></text:span><text:span text:style-name="T4_31">bo</text:span><text:span text:style-name="T4_32"><text:s/></text:span><text:span text:style-name="T4_33">mimo</text:span><text:span text:style-name="T4_34"><text:s/></text:span><text:span text:style-name="T4_35">upływu</text:span><text:span text:style-name="T4_36"><text:s/></text:span><text:span text:style-name="T4_37">czasu</text:span><text:span text:style-name="T4_38"><text:s/></text:span><text:span text:style-name="T4_39">dzieło</text:span><text:span text:style-name="T4_40"><text:s/></text:span><text:span text:style-name="T4_41">Emesa</text:span><text:span text:style-name="T4_42"><text:s/></text:span><text:span text:style-name="T4_43">wciąż</text:span><text:span text:style-name="T4_44"><text:s/></text:span><text:span text:style-name="T4_45">można</text:span><text:span text:style-name="T4_46"><text:s/></text:span><text:span text:style-name="T4_47">spokojnie</text:span><text:span text:style-name="T4_48"><text:s/></text:span><text:span text:style-name="T4_49">nazwać</text:span><text:span text:style-name="T4_50"><text:s/></text:span><text:span text:style-name="T4_51">dobrym</text:span><text:span text:style-name="T4_52">.<text:s/></text:span><text:span text:style-name="T4_53">Należy</text:span><text:span text:style-name="T4_54"><text:s/></text:span><text:span text:style-name="T4_55">też</text:span><text:span text:style-name="T4_56"><text:s/></text:span><text:span text:style-name="T4_57">do</text:span><text:span text:style-name="T4_58"><text:s/></text:span><text:span text:style-name="T4_59">dość</text:span><text:span text:style-name="T4_60"><text:s/></text:span><text:span text:style-name="T4_61">rzadkiego</text:span><text:span text:style-name="T4_62"><text:s/></text:span><text:span text:style-name="T4_63">w</text:span><text:span text:style-name="T4_64"><text:s/></text:span><text:span text:style-name="T4_65">naszym</text:span><text:span text:style-name="T4_66"><text:s/></text:span><text:span text:style-name="T4_67">fandomie</text:span><text:span text:style-name="T4_68"><text:s/></text:span><text:span text:style-name="T4_69">gatunku</text:span><text:span text:style-name="T4_70">,<text:s/></text:span><text:span text:style-name="T4_71">ponieważ</text:span><text:span text:style-name="T4_72"><text:s/></text:span><text:span text:style-name="T4_73">jest</text:span><text:span text:style-name="T4_74"><text:s/></text:span><text:span text:style-name="T4_75">to</text:span><text:span text:style-name="T4_76"><text:s/></text:span><text:span text:style-name="T4_77">kryminał</text:span><text:span text:style-name="T4_78">.<text:s/></text:span><text:span text:style-name="T4_79">Nie</text:span><text:span text:style-name="T4_80"><text:s/></text:span><text:span text:style-name="T4_81">należy</text:span><text:span text:style-name="T4_82"><text:s/></text:span><text:span text:style-name="T4_83">się</text:span><text:span text:style-name="T4_84"><text:s/></text:span><text:span text:style-name="T4_85">po</text:span><text:span text:style-name="T4_86"><text:s/></text:span><text:span text:style-name="T4_87">nim</text:span><text:span text:style-name="T4_88"><text:s/></text:span><text:span text:style-name="T4_89">spodziewać</text:span><text:span text:style-name="T4_90"><text:s/></text:span><text:span text:style-name="T4_91">fajerwerków</text:span><text:span text:style-name="T4_92">,<text:s/></text:span><text:span text:style-name="T4_93">wybuchów</text:span><text:span text:style-name="T4_94"><text:s/></text:span><text:span text:style-name="T4_95">czy</text:span><text:span text:style-name="T4_96"><text:s/></text:span><text:span text:style-name="T4_97">przejawów</text:span><text:span text:style-name="T4_98"><text:s/></text:span><text:span text:style-name="T4_99">starożytnej</text:span><text:span text:style-name="T4_100"><text:s/></text:span><text:span text:style-name="T4_101">magii</text:span><text:span text:style-name="T4_102">.<text:s/></text:span><text:span text:style-name="T4_103">Zwykłe</text:span><text:span text:style-name="T4_104"><text:s/></text:span><text:span text:style-name="T4_105">śledztwo</text:span><text:span text:style-name="T4_106"><text:s/></text:span><text:span text:style-name="T4_107">prowadzone</text:span><text:span text:style-name="T4_108"><text:s/></text:span><text:span text:style-name="T4_109">przez</text:span><text:span text:style-name="T4_110"><text:s/></text:span><text:span text:style-name="T4_111">całkiem</text:span><text:span text:style-name="T4_112"><text:s/></text:span><text:span text:style-name="T4_113">zwykłego</text:span><text:span text:style-name="T4_114"><text:s/></text:span><text:span text:style-name="T4_115">detektywa</text:span><text:span text:style-name="T4_116">.<text:s/></text:span><text:span text:style-name="T4_117">To</text:span><text:span text:style-name="T4_118"><text:s/></text:span><text:span text:style-name="T4_119">raczej</text:span><text:span text:style-name="T4_120"><text:s/></text:span><text:span text:style-name="T4_121">krótki</text:span><text:span text:style-name="T4_122"><text:s/></text:span><text:span text:style-name="T4_123">tekst</text:span><text:span text:style-name="T4_124">,<text:s/></text:span><text:span text:style-name="T4_125">który</text:span><text:span text:style-name="T4_126"><text:s/></text:span><text:span text:style-name="T4_127">można</text:span><text:span text:style-name="T4_128"><text:s/></text:span><text:span text:style-name="T4_129">pochłonąć</text:span><text:span text:style-name="T4_130"><text:s/></text:span><text:span text:style-name="T4_131">w</text:span><text:span text:style-name="T4_132"><text:s/></text:span><text:span text:style-name="T4_133">szkole</text:span><text:span text:style-name="T4_134">,<text:s/></text:span><text:span text:style-name="T4_135">pracy</text:span><text:span text:style-name="T4_136"><text:s/></text:span><text:span text:style-name="T4_137">czy</text:span><text:span text:style-name="T4_138"><text:s/></text:span><text:span text:style-name="T4_139">na</text:span><text:span text:style-name="T4_140"><text:s/></text:span><text:span text:style-name="T4_141">uczelni</text:span><text:span text:style-name="T4_142">.<text:s/></text:span><text:span text:style-name="T4_143">Niestety</text:span><text:span text:style-name="T4_144"><text:s/></text:span><text:span text:style-name="T4_145">wydano</text:span><text:span text:style-name="T4_146"><text:s/></text:span><text:span text:style-name="T4_147">go</text:span><text:span text:style-name="T4_148"><text:s/></text:span><text:span text:style-name="T4_149">jedynie</text:span><text:span text:style-name="T4_150"><text:s/></text:span><text:span text:style-name="T4_151">jako</text:span><text:span text:style-name="T4_152"><text:s/></text:span><text:span text:style-name="T4_153">dokument</text:span><text:span text:style-name="T4_154"><text:s/></text:span><text:span text:style-name="T4_155">Worda</text:span><text:span text:style-name="T4_156"><text:s/></text:span><text:span text:style-name="T4_157">przeniesiony</text:span><text:span text:style-name="T4_158"><text:s/></text:span><text:span text:style-name="T4_159">na</text:span><text:span text:style-name="T4_160"><text:s/></text:span><text:span text:style-name="T4_161">dysk</text:span><text:span text:style-name="T4_162"><text:s/></text:span><text:span text:style-name="T4_163">Google</text:span><text:span text:style-name="T4_164">,<text:s/></text:span><text:span text:style-name="T4_165">co</text:span><text:span text:style-name="T4_166"><text:s/></text:span><text:span text:style-name="T4_167">może</text:span><text:span text:style-name="T4_168"><text:s/></text:span><text:span text:style-name="T4_169">utrudniać</text:span><text:span text:style-name="T4_170"><text:s/></text:span><text:span text:style-name="T4_171">lekturę</text:span><text:span text:style-name="T4_172"><text:s/></text:span><text:span text:style-name="T4_173">na</text:span><text:span text:style-name="T4_174"><text:s/></text:span><text:span text:style-name="T4_175">urządzeniach</text:span><text:span text:style-name="T4_176"><text:s/></text:span><text:span text:style-name="T4_177">mobilnych</text:span><text:span text:style-name="T4_178">.</text:span></text:p>
      <text:p text:style-name="P5"><text:span text:style-name="T5_1">Fluttershy</text:span><text:span text:style-name="T5_2"><text:s/></text:span><text:span text:style-name="T5_3">umarła</text:span><text:span text:style-name="T5_4"><text:s/></text:span><text:span text:style-name="T5_5">i</text:span><text:span text:style-name="T5_6"><text:s/></text:span><text:span text:style-name="T5_7">to</text:span><text:span text:style-name="T5_8"><text:s/></text:span><text:span text:style-name="T5_9">z</text:span><text:span text:style-name="T5_10"><text:s/></text:span><text:span text:style-name="T5_11">przyczyn</text:span><text:span text:style-name="T5_12"><text:s/></text:span><text:span text:style-name="T5_13">zdecydowanie</text:span><text:span text:style-name="T5_14"><text:s/></text:span><text:span text:style-name="T5_15">nienaturalnych</text:span><text:span text:style-name="T5_16">.<text:s/></text:span><text:span text:style-name="T5_17">Spektrum</text:span><text:span text:style-name="T5_18">,<text:s/></text:span><text:span text:style-name="T5_19">jeden</text:span><text:span text:style-name="T5_20"><text:s/></text:span><text:span text:style-name="T5_21">z</text:span><text:span text:style-name="T5_22"><text:s/></text:span><text:span text:style-name="T5_23">gwardzistów</text:span><text:span text:style-name="T5_24"><text:s/></text:span><text:span text:style-name="T5_25">Celestii</text:span><text:span text:style-name="T5_26">,<text:s/></text:span><text:span text:style-name="T5_27">musi</text:span><text:span text:style-name="T5_28"><text:s/></text:span><text:span text:style-name="T5_29">przeprowadzić</text:span><text:span text:style-name="T5_30"><text:s/></text:span><text:span text:style-name="T5_31">śledztwo</text:span><text:span text:style-name="T5_32"><text:s/></text:span><text:span text:style-name="T5_33">i</text:span><text:span text:style-name="T5_34"><text:s/></text:span><text:span text:style-name="T5_35">odkryć</text:span><text:span text:style-name="T5_36"><text:s/></text:span><text:span text:style-name="T5_37">przyczynę</text:span><text:span text:style-name="T5_38"><text:s/></text:span><text:span text:style-name="T5_39">jej</text:span><text:span text:style-name="T5_40"><text:s/></text:span><text:span text:style-name="T5_41">śmierci</text:span><text:span text:style-name="T5_42">.<text:s/></text:span><text:span text:style-name="T5_43">Podejrzany</text:span><text:span text:style-name="T5_44"><text:s/></text:span><text:span text:style-name="T5_45">jest</text:span><text:span text:style-name="T5_46"><text:s/></text:span><text:span text:style-name="T5_47">każdy</text:span><text:span text:style-name="T5_48">,<text:s/></text:span><text:span text:style-name="T5_49">w</text:span><text:span text:style-name="T5_50"><text:s/></text:span><text:span text:style-name="T5_51">tym</text:span><text:span text:style-name="T5_52"><text:s/></text:span><text:span text:style-name="T5_53">przyjaciółki</text:span><text:span text:style-name="T5_54"><text:s/></text:span><text:span text:style-name="T5_55">denatki</text:span><text:span text:style-name="T5_56">.<text:s/></text:span><text:span text:style-name="T5_57">Czy</text:span><text:span text:style-name="T5_58"><text:s/></text:span><text:span text:style-name="T5_59">uda</text:span><text:span text:style-name="T5_60"><text:s/></text:span><text:span text:style-name="T5_61">się</text:span><text:span text:style-name="T5_62"><text:s/></text:span><text:span text:style-name="T5_63">poznać</text:span><text:span text:style-name="T5_64"><text:s/></text:span><text:span text:style-name="T5_65">prawdę</text:span><text:span text:style-name="T5_66">?<text:s/></text:span><text:span text:style-name="T5_67">Jaka</text:span><text:span text:style-name="T5_68"><text:s/></text:span><text:span text:style-name="T5_69">będzie</text:span><text:span text:style-name="T5_70"><text:s/></text:span><text:span text:style-name="T5_71">jej</text:span><text:span text:style-name="T5_72"><text:s/></text:span><text:span text:style-name="T5_73">cena</text:span><text:span text:style-name="T5_74">?<text:s/></text:span><text:span text:style-name="T5_75">No</text:span><text:span text:style-name="T5_76"><text:s/></text:span><text:span text:style-name="T5_77">cóż</text:span><text:span text:style-name="T5_78">,<text:s/></text:span><text:span text:style-name="T5_79">tego</text:span><text:span text:style-name="T5_80"><text:s/></text:span><text:span text:style-name="T5_81">dowiecie</text:span><text:span text:style-name="T5_82"><text:s/></text:span><text:span text:style-name="T5_83">się</text:span><text:span text:style-name="T5_84">,<text:s/></text:span><text:span text:style-name="T5_85">jak</text:span><text:span text:style-name="T5_86"><text:s/></text:span><text:span text:style-name="T5_87">przeczytacie</text:span><text:span text:style-name="T5_88">.<text:s/></text:span><text:span text:style-name="T5_89">Po</text:span><text:span text:style-name="T5_90"><text:s/></text:span><text:span text:style-name="T5_91">prostu</text:span><text:span text:style-name="T5_92"><text:s/></text:span><text:span text:style-name="T5_93">nie</text:span><text:span text:style-name="T5_94"><text:s/></text:span><text:span text:style-name="T5_95">mogę</text:span><text:span text:style-name="T5_96"><text:s/></text:span><text:span text:style-name="T5_97">wam</text:span><text:span text:style-name="T5_98"><text:s/></text:span><text:span text:style-name="T5_99">więcej</text:span><text:span text:style-name="T5_100"><text:s/></text:span><text:span text:style-name="T5_101">zaspoilerować</text:span><text:span text:style-name="T5_102"><text:s/></text:span><text:span text:style-name="T5_103">z</text:span><text:span text:style-name="T5_104"><text:s/></text:span><text:span text:style-name="T5_105">fabuły</text:span><text:span text:style-name="T5_106">.<text:s/></text:span><text:span text:style-name="T5_107">Powiem</text:span><text:span text:style-name="T5_108"><text:s/></text:span><text:span text:style-name="T5_109">tylko</text:span><text:span text:style-name="T5_110"><text:s/></text:span><text:span text:style-name="T5_111">tyle</text:span><text:span text:style-name="T5_112">,<text:s/></text:span><text:span text:style-name="T5_113">że</text:span><text:span text:style-name="T5_114"><text:s/></text:span><text:span text:style-name="T5_115">jest</text:span><text:span text:style-name="T5_116"><text:s/></text:span><text:span text:style-name="T5_117">ciekawa</text:span><text:span text:style-name="T5_118">,<text:s/></text:span><text:span text:style-name="T5_119">prosta</text:span><text:span text:style-name="T5_120"><text:s/></text:span><text:span text:style-name="T5_121">i</text:span><text:span text:style-name="T5_122"><text:s/></text:span><text:span text:style-name="T5_123">dobrze</text:span><text:span text:style-name="T5_124"><text:s/></text:span><text:span text:style-name="T5_125">przemyślana</text:span><text:span text:style-name="T5_126">.</text:span></text:p>
      <text:p text:style-name="P6"><text:span text:style-name="T6_1">Kreacja</text:span><text:span text:style-name="T6_2"><text:s/></text:span><text:span text:style-name="T6_3">postaci</text:span><text:span text:style-name="T6_4"><text:s/></text:span><text:span text:style-name="T6_5">jest</text:span><text:span text:style-name="T6_6"><text:s/></text:span><text:span text:style-name="T6_7">dobra</text:span><text:span text:style-name="T6_8">.<text:s/></text:span><text:span text:style-name="T6_9">Główny</text:span><text:span text:style-name="T6_10"><text:s/></text:span><text:span text:style-name="T6_11">bohater</text:span><text:span text:style-name="T6_12"><text:s/></text:span><text:span text:style-name="T6_13">to</text:span><text:span text:style-name="T6_14"><text:s/></text:span><text:span text:style-name="T6_15">trzeźwo</text:span><text:span text:style-name="T6_16"><text:s/></text:span><text:span text:style-name="T6_17">myślący</text:span><text:span text:style-name="T6_18"><text:s/></text:span><text:span text:style-name="T6_19">ogier</text:span><text:span text:style-name="T6_20">,<text:s/></text:span><text:span text:style-name="T6_21">nieufny</text:span><text:span text:style-name="T6_22"><text:s/></text:span><text:span text:style-name="T6_23">i</text:span><text:span text:style-name="T6_24"><text:s/></text:span><text:span text:style-name="T6_25">pragmatyczny</text:span><text:span text:style-name="T6_26">.<text:s/></text:span><text:span text:style-name="T6_27">Mimo</text:span><text:span text:style-name="T6_28"><text:s/></text:span><text:span text:style-name="T6_29">wszystko</text:span><text:span text:style-name="T6_30"><text:s/></text:span><text:span text:style-name="T6_31">Spektrum</text:span><text:span text:style-name="T6_32"><text:s/></text:span><text:span text:style-name="T6_33">posiada</text:span><text:span text:style-name="T6_34"><text:s/></text:span><text:span text:style-name="T6_35">pewne</text:span><text:span text:style-name="T6_36"><text:s/></text:span><text:span text:style-name="T6_37">pokłady</text:span><text:span text:style-name="T6_38"><text:s/></text:span><text:span text:style-name="T6_39">empatii</text:span><text:span text:style-name="T6_40">.<text:s/></text:span><text:span text:style-name="T6_41">Na</text:span><text:span text:style-name="T6_42"><text:s/></text:span><text:span text:style-name="T6_43">uwagę</text:span><text:span text:style-name="T6_44"><text:s/></text:span><text:span text:style-name="T6_45">zasługuje</text:span><text:span text:style-name="T6_46"><text:s/></text:span><text:span text:style-name="T6_47">też</text:span><text:span text:style-name="T6_48"><text:s/></text:span><text:span text:style-name="T6_49">jego</text:span><text:span text:style-name="T6_50"><text:s/></text:span><text:span text:style-name="T6_51">nietypowe</text:span><text:span text:style-name="T6_52"><text:s/></text:span><text:span text:style-name="T6_53">umaszczenie</text:span><text:span text:style-name="T6_54">,<text:s/></text:span><text:span text:style-name="T6_55">ponieważ</text:span><text:span text:style-name="T6_56"><text:s/></text:span><text:span text:style-name="T6_57">ma</text:span><text:span text:style-name="T6_58"><text:s/></text:span><text:span text:style-name="T6_59">czarno</text:span><text:span text:style-name="T6_60">-</text:span><text:span text:style-name="T6_61">szaro</text:span><text:span text:style-name="T6_62">-</text:span><text:span text:style-name="T6_63">białą</text:span><text:span text:style-name="T6_64"><text:s/></text:span><text:span text:style-name="T6_65">sierść</text:span><text:span text:style-name="T6_66">.<text:s/></text:span><text:span text:style-name="T6_67">Wspominam</text:span><text:span text:style-name="T6_68"><text:s/></text:span><text:span text:style-name="T6_69">o</text:span><text:span text:style-name="T6_70"><text:s/></text:span><text:span text:style-name="T6_71">tym</text:span><text:span text:style-name="T6_72">,<text:s/></text:span><text:span text:style-name="T6_73">bo</text:span><text:span text:style-name="T6_74"><text:s/></text:span><text:span text:style-name="T6_75">to</text:span><text:span text:style-name="T6_76"><text:s/></text:span><text:span text:style-name="T6_77">też</text:span><text:span text:style-name="T6_78"><text:s/></text:span><text:span text:style-name="T6_79">pewien</text:span><text:span text:style-name="T6_80"><text:s/></text:span><text:span text:style-name="T6_81">przejaw</text:span><text:span text:style-name="T6_82"><text:s/></text:span><text:span text:style-name="T6_83">oryginalności</text:span><text:span text:style-name="T6_84">.<text:s/></text:span><text:span text:style-name="T6_85">Mane</text:span><text:span text:style-name="T6_86"><text:s/></text:span><text:span text:style-name="T6_87">Six</text:span><text:span text:style-name="T6_88"><text:s/></text:span><text:span text:style-name="T6_89">zostało</text:span><text:span text:style-name="T6_90"><text:s/></text:span><text:span text:style-name="T6_91">oddane</text:span><text:span text:style-name="T6_92"><text:s/></text:span><text:span text:style-name="T6_93">całkiem</text:span><text:span text:style-name="T6_94"><text:s/></text:span><text:span text:style-name="T6_95">porządnie</text:span><text:span text:style-name="T6_96">,<text:s/></text:span><text:span text:style-name="T6_97">choć</text:span><text:span text:style-name="T6_98"><text:s/></text:span><text:span text:style-name="T6_99">ciężko</text:span><text:span text:style-name="T6_100"><text:s/></text:span><text:span text:style-name="T6_101">mówić</text:span><text:span text:style-name="T6_102"><text:s/></text:span><text:span text:style-name="T6_103">o</text:span><text:span text:style-name="T6_104"><text:s/></text:span><text:span text:style-name="T6_105">kanonie</text:span><text:span text:style-name="T6_106"><text:s/></text:span><text:span text:style-name="T6_107">w</text:span><text:span text:style-name="T6_108"><text:s/></text:span><text:span text:style-name="T6_109">przypadku</text:span><text:span text:style-name="T6_110">,<text:s/></text:span><text:span text:style-name="T6_111">kiedy</text:span><text:span text:style-name="T6_112"><text:s/></text:span><text:span text:style-name="T6_113">piątka</text:span><text:span text:style-name="T6_114"><text:s/></text:span><text:span text:style-name="T6_115">żyjących</text:span><text:span text:style-name="T6_116"><text:s/></text:span><text:span text:style-name="T6_117">klaczy</text:span><text:span text:style-name="T6_118"><text:s/></text:span><text:span text:style-name="T6_119">jest</text:span><text:span text:style-name="T6_120"><text:s/></text:span><text:span text:style-name="T6_121">pogrążona</text:span><text:span text:style-name="T6_122"><text:s/></text:span><text:span text:style-name="T6_123">w</text:span><text:span text:style-name="T6_124"><text:s/></text:span><text:span text:style-name="T6_125">żałobie</text:span><text:span text:style-name="T6_126">.</text:span></text:p>
      <text:p text:style-name="P7"><text:span text:style-name="T7_1">Dialogi</text:span><text:span text:style-name="T7_2"><text:s/></text:span><text:span text:style-name="T7_3">to</text:span><text:span text:style-name="T7_4"><text:s/></text:span><text:span text:style-name="T7_5">zdecydowanie</text:span><text:span text:style-name="T7_6"><text:s/></text:span><text:span text:style-name="T7_7">najsłabsza</text:span><text:span text:style-name="T7_8"><text:s/></text:span><text:span text:style-name="T7_9">część</text:span><text:span text:style-name="T7_10"><text:s/></text:span><text:span text:style-name="T7_11">fanfika</text:span><text:span text:style-name="T7_12"><text:s/></text:span><text:span text:style-name="T7_13">i</text:span><text:span text:style-name="T7_14"><text:s/></text:span><text:span text:style-name="T7_15">nie</text:span><text:span text:style-name="T7_16"><text:s/></text:span><text:span text:style-name="T7_17">chodzi</text:span><text:span text:style-name="T7_18"><text:s/></text:span><text:span text:style-name="T7_19">tu</text:span><text:span text:style-name="T7_20"><text:s/></text:span><text:span text:style-name="T7_21">o</text:span><text:span text:style-name="T7_22"><text:s/></text:span><text:span text:style-name="T7_23">nie</text:span><text:span text:style-name="T7_24"><text:s/></text:span><text:span text:style-name="T7_25">same</text:span><text:span text:style-name="T7_26"><text:s/></text:span><text:span text:style-name="T7_27">w</text:span><text:span text:style-name="T7_28"><text:s/></text:span><text:span text:style-name="T7_29">sobie</text:span><text:span text:style-name="T7_30">,<text:s/></text:span><text:span text:style-name="T7_31">raczej</text:span><text:span text:style-name="T7_32"><text:s/></text:span><text:span text:style-name="T7_33">o</text:span><text:span text:style-name="T7_34"><text:s/></text:span><text:span text:style-name="T7_35">zapis</text:span><text:span text:style-name="T7_36">,<text:s/></text:span><text:span text:style-name="T7_37">który</text:span><text:span text:style-name="T7_38"><text:s/></text:span><text:span text:style-name="T7_39">miejscami</text:span><text:span text:style-name="T7_40"><text:s/></text:span><text:span text:style-name="T7_41">kuleje</text:span><text:span text:style-name="T7_42">.<text:s/></text:span><text:span text:style-name="T7_43">Niestety</text:span><text:span text:style-name="T7_44"><text:s/></text:span><text:span text:style-name="T7_45">opowiadanie</text:span><text:span text:style-name="T7_46"><text:s/></text:span><text:span text:style-name="T7_47">ma</text:span><text:span text:style-name="T7_48"><text:s/></text:span><text:span text:style-name="T7_49">kiepską</text:span><text:span text:style-name="T7_50"><text:s/></text:span><text:span text:style-name="T7_51">stronę</text:span><text:span text:style-name="T7_52"><text:s/></text:span><text:span text:style-name="T7_53">techniczną</text:span><text:span text:style-name="T7_54">,<text:s/></text:span><text:span text:style-name="T7_55">na</text:span><text:span text:style-name="T7_56"><text:s/></text:span><text:span text:style-name="T7_57">szczęście</text:span><text:span text:style-name="T7_58"><text:s/></text:span><text:span text:style-name="T7_59">nie</text:span><text:span text:style-name="T7_60"><text:s/></text:span><text:span text:style-name="T7_61">przeszkadza</text:span><text:span text:style-name="T7_62"><text:s/></text:span><text:span text:style-name="T7_63">ona</text:span><text:span text:style-name="T7_64"><text:s/></text:span><text:span text:style-name="T7_65">w</text:span><text:span text:style-name="T7_66"><text:s/></text:span><text:span text:style-name="T7_67">lekturze</text:span><text:span text:style-name="T7_68">.<text:s/></text:span><text:span text:style-name="T7_69">Za</text:span><text:span text:style-name="T7_70"><text:s/></text:span><text:span text:style-name="T7_71">to</text:span><text:span text:style-name="T7_72"><text:s/></text:span><text:span text:style-name="T7_73">same</text:span><text:span text:style-name="T7_74"><text:s/></text:span><text:span text:style-name="T7_75">rozmowy</text:span><text:span text:style-name="T7_76"><text:s/></text:span><text:span text:style-name="T7_77">kucyków</text:span><text:span text:style-name="T7_78"><text:s/></text:span><text:span text:style-name="T7_79">brzmią</text:span><text:span text:style-name="T7_80"><text:s/></text:span><text:span text:style-name="T7_81">całkiem</text:span><text:span text:style-name="T7_82"><text:s/></text:span><text:span text:style-name="T7_83">naturalnie</text:span><text:span text:style-name="T7_84"><text:s/></text:span><text:span text:style-name="T7_85">i</text:span><text:span text:style-name="T7_86"><text:s/></text:span><text:span text:style-name="T7_87">dobrze</text:span><text:span text:style-name="T7_88"><text:s/></text:span><text:span text:style-name="T7_89">odzwierciedlają</text:span><text:span text:style-name="T7_90"><text:s/></text:span><text:span text:style-name="T7_91">charaktery</text:span><text:span text:style-name="T7_92"><text:s/></text:span><text:span text:style-name="T7_93">oraz</text:span><text:span text:style-name="T7_94"><text:s/></text:span><text:span text:style-name="T7_95">stany</text:span><text:span text:style-name="T7_96"><text:s/></text:span><text:span text:style-name="T7_97">emocjonalne</text:span><text:span text:style-name="T7_98"><text:s/></text:span><text:span text:style-name="T7_99">poszczególnych</text:span><text:span text:style-name="T7_100"><text:s/></text:span><text:span text:style-name="T7_101">bohaterów</text:span><text:span text:style-name="T7_102">.</text:span></text:p>
      <text:p text:style-name="P8"><text:span text:style-name="T8_1">Opisy</text:span><text:span text:style-name="T8_2"><text:s/></text:span><text:span text:style-name="T8_3">są</text:span><text:span text:style-name="T8_4"><text:s/></text:span><text:span text:style-name="T8_5">gdzieś</text:span><text:span text:style-name="T8_6"><text:s/></text:span><text:span text:style-name="T8_7">w</text:span><text:span text:style-name="T8_8"><text:s/></text:span><text:span text:style-name="T8_9">tle</text:span><text:span text:style-name="T8_10">.<text:s/></text:span><text:span text:style-name="T8_11">Krótkie</text:span><text:span text:style-name="T8_12"><text:s/></text:span><text:span text:style-name="T8_13">i</text:span><text:span text:style-name="T8_14"><text:s/></text:span><text:span text:style-name="T8_15">zwięzłe</text:span><text:span text:style-name="T8_16">,<text:s/></text:span><text:span text:style-name="T8_17">co</text:span><text:span text:style-name="T8_18"><text:s/></text:span><text:span text:style-name="T8_19">pasuje</text:span><text:span text:style-name="T8_20"><text:s/></text:span><text:span text:style-name="T8_21">do</text:span><text:span text:style-name="T8_22"><text:s/></text:span><text:span text:style-name="T8_23">kryminału</text:span><text:span text:style-name="T8_24">.<text:s/></text:span><text:span text:style-name="T8_25">Spełniają</text:span><text:span text:style-name="T8_26"><text:s/></text:span><text:span text:style-name="T8_27">swoją</text:span><text:span text:style-name="T8_28"><text:s/></text:span><text:span text:style-name="T8_29">rolę</text:span><text:span text:style-name="T8_30">,<text:s/></text:span><text:span text:style-name="T8_31">bo</text:span><text:span text:style-name="T8_32"><text:s/></text:span><text:span text:style-name="T8_33">jednak</text:span><text:span text:style-name="T8_34"><text:s/></text:span><text:span text:style-name="T8_35">czytelnik</text:span><text:span text:style-name="T8_36"><text:s/></text:span><text:span text:style-name="T8_37">jest</text:span><text:span text:style-name="T8_38"><text:s/></text:span><text:span text:style-name="T8_39">w</text:span><text:span text:style-name="T8_40"><text:s/></text:span><text:span text:style-name="T8_41">stanie</text:span><text:span text:style-name="T8_42"><text:s/></text:span><text:span text:style-name="T8_43">sobie</text:span><text:span text:style-name="T8_44"><text:s/></text:span><text:span text:style-name="T8_45">wyobrazić</text:span><text:span text:style-name="T8_46"><text:s/></text:span><text:span text:style-name="T8_47">wszystkie</text:span><text:span text:style-name="T8_48"><text:s/></text:span><text:span text:style-name="T8_49">lokacje</text:span><text:span text:style-name="T8_50"><text:s/></text:span><text:span text:style-name="T8_51">oraz</text:span><text:span text:style-name="T8_52"><text:s/></text:span><text:span text:style-name="T8_53">postacie</text:span><text:span text:style-name="T8_54">.<text:s/></text:span><text:span text:style-name="T8_55">Nie</text:span><text:span text:style-name="T8_56"><text:s/></text:span><text:span text:style-name="T8_57">powiedziałabym</text:span><text:span text:style-name="T8_58"><text:s/></text:span><text:span text:style-name="T8_59">za</text:span><text:span text:style-name="T8_60"><text:s/></text:span><text:span text:style-name="T8_61">to</text:span><text:span text:style-name="T8_62">,<text:s/></text:span><text:span text:style-name="T8_63">by</text:span><text:span text:style-name="T8_64"><text:s/></text:span><text:span text:style-name="T8_65">budowały</text:span><text:span text:style-name="T8_66"><text:s/></text:span><text:span text:style-name="T8_67">klimat</text:span><text:span text:style-name="T8_68">.<text:s/></text:span><text:span text:style-name="T8_69">Cena</text:span><text:span text:style-name="T8_70"><text:s/></text:span><text:span text:style-name="T8_71">Prawdy</text:span><text:span text:style-name="T8_72"><text:s/></text:span><text:span text:style-name="T8_73">nie</text:span><text:span text:style-name="T8_74"><text:s/></text:span><text:span text:style-name="T8_75">jest</text:span><text:span text:style-name="T8_76"><text:s/></text:span><text:span text:style-name="T8_77">ciężką</text:span><text:span text:style-name="T8_78"><text:s/></text:span><text:span text:style-name="T8_79">historią</text:span><text:span text:style-name="T8_80">,<text:s/></text:span><text:span text:style-name="T8_81">nie</text:span><text:span text:style-name="T8_82"><text:s/></text:span><text:span text:style-name="T8_83">czuć</text:span><text:span text:style-name="T8_84"><text:s/></text:span><text:span text:style-name="T8_85">mroku</text:span><text:span text:style-name="T8_86"><text:s/></text:span><text:span text:style-name="T8_87">czy</text:span><text:span text:style-name="T8_88"><text:s/></text:span><text:span text:style-name="T8_89">narastającego</text:span><text:span text:style-name="T8_90"><text:s/></text:span><text:span text:style-name="T8_91">zagrożenia</text:span><text:span text:style-name="T8_92">.<text:s/></text:span><text:span text:style-name="T8_93">Po</text:span><text:span text:style-name="T8_94"><text:s/></text:span><text:span text:style-name="T8_95">prostu</text:span><text:span text:style-name="T8_96"><text:s/></text:span><text:span text:style-name="T8_97">taka</text:span><text:span text:style-name="T8_98"><text:s/></text:span><text:span text:style-name="T8_99">przyjemna</text:span><text:span text:style-name="T8_100"><text:s/></text:span><text:span text:style-name="T8_101">powieść</text:span><text:span text:style-name="T8_102"><text:s/></text:span><text:span text:style-name="T8_103">z</text:span><text:span text:style-name="T8_104"><text:s/></text:span><text:span text:style-name="T8_105">paroma</text:span><text:span text:style-name="T8_106"><text:s/></text:span><text:span text:style-name="T8_107">zagadkami</text:span><text:span text:style-name="T8_108">.</text:span></text:p>
      <text:p text:style-name="P9"><text:span text:style-name="T9_1">No</text:span><text:span text:style-name="T9_2"><text:s/></text:span><text:span text:style-name="T9_3">cóż</text:span><text:span text:style-name="T9_4">,<text:s/></text:span><text:span text:style-name="T9_5">Cena</text:span><text:span text:style-name="T9_6"><text:s/></text:span><text:span text:style-name="T9_7">Prawdy</text:span><text:span text:style-name="T9_8"><text:s/></text:span><text:span text:style-name="T9_9">zdecydowanie</text:span><text:span text:style-name="T9_10"><text:s/></text:span><text:span text:style-name="T9_11">nadaje</text:span><text:span text:style-name="T9_12"><text:s/></text:span><text:span text:style-name="T9_13">się</text:span><text:span text:style-name="T9_14"><text:s/></text:span><text:span text:style-name="T9_15">na</text:span><text:span text:style-name="T9_16"><text:s/></text:span><text:span text:style-name="T9_17">lekturę</text:span><text:span text:style-name="T9_18"><text:s/></text:span><text:span text:style-name="T9_19">dla</text:span><text:span text:style-name="T9_20"><text:s/></text:span><text:span text:style-name="T9_21">każdego</text:span><text:span text:style-name="T9_22">.<text:s/></text:span><text:span text:style-name="T9_23">Nie</text:span><text:span text:style-name="T9_24"><text:s/></text:span><text:span text:style-name="T9_25">jest</text:span><text:span text:style-name="T9_26"><text:s/></text:span><text:span text:style-name="T9_27">brutalna</text:span><text:span text:style-name="T9_28"><text:s/></text:span><text:span text:style-name="T9_29">czy</text:span><text:span text:style-name="T9_30"><text:s/></text:span><text:span text:style-name="T9_31">straszna</text:span><text:span text:style-name="T9_32">,<text:s/></text:span><text:span text:style-name="T9_33">a</text:span><text:span text:style-name="T9_34"><text:s/></text:span><text:span text:style-name="T9_35">sam</text:span><text:span text:style-name="T9_36"><text:s/></text:span><text:span text:style-name="T9_37">tekst</text:span><text:span text:style-name="T9_38"><text:s/></text:span><text:span text:style-name="T9_39">czyta</text:span><text:span text:style-name="T9_40"><text:s/></text:span><text:span text:style-name="T9_41">się</text:span><text:span text:style-name="T9_42"><text:s/></text:span><text:span text:style-name="T9_43">szybko</text:span><text:span text:style-name="T9_44"><text:s/></text:span><text:span text:style-name="T9_45">i</text:span><text:span text:style-name="T9_46"><text:s/></text:span><text:span text:style-name="T9_47">przyjemnie</text:span><text:span text:style-name="T9_48">.<text:s/></text:span><text:span text:style-name="T9_49">Za</text:span><text:span text:style-name="T9_50"><text:s/></text:span><text:span text:style-name="T9_51">to</text:span><text:span text:style-name="T9_52"><text:s/></text:span><text:span text:style-name="T9_53">dla</text:span><text:span text:style-name="T9_54"><text:s/></text:span><text:span text:style-name="T9_55">bronies</text:span><text:span text:style-name="T9_56">,<text:s/></text:span><text:span text:style-name="T9_57">którzy</text:span><text:span text:style-name="T9_58"><text:s/></text:span><text:span text:style-name="T9_59">lubują</text:span><text:span text:style-name="T9_60"><text:s/></text:span><text:span text:style-name="T9_61">się</text:span><text:span text:style-name="T9_62"><text:s/></text:span><text:span text:style-name="T9_63">w</text:span><text:span text:style-name="T9_64"><text:s/></text:span><text:span text:style-name="T9_65">kryminałach</text:span><text:span text:style-name="T9_66">,<text:s/></text:span><text:span text:style-name="T9_67">to</text:span><text:span text:style-name="T9_68"><text:s/></text:span><text:span text:style-name="T9_69">powinna</text:span><text:span text:style-name="T9_70"><text:s/></text:span><text:span text:style-name="T9_71">być</text:span><text:span text:style-name="T9_72"><text:s/></text:span><text:span text:style-name="T9_73">jedna</text:span><text:span text:style-name="T9_74"><text:s/></text:span><text:span text:style-name="T9_75">z</text:span><text:span text:style-name="T9_76"><text:s/></text:span><text:span text:style-name="T9_77">pozycji</text:span><text:span text:style-name="T9_78"><text:s/></text:span><text:span text:style-name="T9_79">obowiązkowych</text:span><text:span text:style-name="T9_80">.<text:s/></text:span><text:span text:style-name="T9_81">Historia</text:span><text:span text:style-name="T9_82"><text:s/></text:span><text:span text:style-name="T9_83">została</text:span><text:span text:style-name="T9_84"><text:s/></text:span><text:span text:style-name="T9_85">ciekawie</text:span><text:span text:style-name="T9_86"><text:s/></text:span><text:span text:style-name="T9_87">opowiedziana</text:span><text:span text:style-name="T9_88">,<text:s/></text:span><text:span text:style-name="T9_89">bohaterowie</text:span><text:span text:style-name="T9_90"><text:s/></text:span><text:span text:style-name="T9_91">dobrze</text:span><text:span text:style-name="T9_92"><text:s/></text:span><text:span text:style-name="T9_93">wykreowani</text:span><text:span text:style-name="T9_94">,<text:s/></text:span><text:span text:style-name="T9_95">czego</text:span><text:span text:style-name="T9_96"><text:s/></text:span><text:span text:style-name="T9_97">by</text:span><text:span text:style-name="T9_98"><text:s/></text:span><text:span text:style-name="T9_99">chcieć</text:span><text:span text:style-name="T9_100"><text:s/></text:span><text:span text:style-name="T9_101">więcej</text:span><text:span text:style-name="T9_102">.</text:span></text:p>
      <text:p text:style-name="P10"/>
      <text:p text:style-name="P11"><text:span text:style-name="T11_1">Obrazki</text:span><text:span text:style-name="T11_2">:</text:span></text:p>
      <text:p text:style-name="P12"><text:span text:style-name="T12_1"><text:a xlink:type="simple" xlink:href="http://4.bp.blogspot.com/-P6P_pDxiSII/TxGjc8pNlvI/AAAAAAAAAVc/r_oBMYkIVoc/s640/crying_fluttershy_by_conrie-d4lxipv.png"><text:span text:style-name="T12_2">http</text:span></text:a></text:span><text:span text:style-name="T12_3"><text:a xlink:type="simple" xlink:href="http://4.bp.blogspot.com/-P6P_pDxiSII/TxGjc8pNlvI/AAAAAAAAAVc/r_oBMYkIVoc/s640/crying_fluttershy_by_conrie-d4lxipv.png"><text:span text:style-name="T12_4">://4.</text:span></text:a></text:span><text:span text:style-name="T12_5"><text:a xlink:type="simple" xlink:href="http://4.bp.blogspot.com/-P6P_pDxiSII/TxGjc8pNlvI/AAAAAAAAAVc/r_oBMYkIVoc/s640/crying_fluttershy_by_conrie-d4lxipv.png"><text:span text:style-name="T12_6">bp</text:span></text:a></text:span><text:span text:style-name="T12_7"><text:a xlink:type="simple" xlink:href="http://4.bp.blogspot.com/-P6P_pDxiSII/TxGjc8pNlvI/AAAAAAAAAVc/r_oBMYkIVoc/s640/crying_fluttershy_by_conrie-d4lxipv.png"><text:span text:style-name="T12_8">.</text:span></text:a></text:span><text:span text:style-name="T12_9"><text:a xlink:type="simple" xlink:href="http://4.bp.blogspot.com/-P6P_pDxiSII/TxGjc8pNlvI/AAAAAAAAAVc/r_oBMYkIVoc/s640/crying_fluttershy_by_conrie-d4lxipv.png"><text:span text:style-name="T12_10">blogspot</text:span></text:a></text:span><text:span text:style-name="T12_11"><text:a xlink:type="simple" xlink:href="http://4.bp.blogspot.com/-P6P_pDxiSII/TxGjc8pNlvI/AAAAAAAAAVc/r_oBMYkIVoc/s640/crying_fluttershy_by_conrie-d4lxipv.png"><text:span text:style-name="T12_12">.</text:span></text:a></text:span><text:span text:style-name="T12_13"><text:a xlink:type="simple" xlink:href="http://4.bp.blogspot.com/-P6P_pDxiSII/TxGjc8pNlvI/AAAAAAAAAVc/r_oBMYkIVoc/s640/crying_fluttershy_by_conrie-d4lxipv.png"><text:span text:style-name="T12_14">com</text:span></text:a></text:span><text:span text:style-name="T12_15"><text:a xlink:type="simple" xlink:href="http://4.bp.blogspot.com/-P6P_pDxiSII/TxGjc8pNlvI/AAAAAAAAAVc/r_oBMYkIVoc/s640/crying_fluttershy_by_conrie-d4lxipv.png"><text:span text:style-name="T12_16">/-</text:span></text:a></text:span><text:span text:style-name="T12_17"><text:a xlink:type="simple" xlink:href="http://4.bp.blogspot.com/-P6P_pDxiSII/TxGjc8pNlvI/AAAAAAAAAVc/r_oBMYkIVoc/s640/crying_fluttershy_by_conrie-d4lxipv.png"><text:span text:style-name="T12_18">P</text:span></text:a></text:span><text:span text:style-name="T12_19"><text:a xlink:type="simple" xlink:href="http://4.bp.blogspot.com/-P6P_pDxiSII/TxGjc8pNlvI/AAAAAAAAAVc/r_oBMYkIVoc/s640/crying_fluttershy_by_conrie-d4lxipv.png"><text:span text:style-name="T12_20">6</text:span></text:a></text:span><text:span text:style-name="T12_21"><text:a xlink:type="simple" xlink:href="http://4.bp.blogspot.com/-P6P_pDxiSII/TxGjc8pNlvI/AAAAAAAAAVc/r_oBMYkIVoc/s640/crying_fluttershy_by_conrie-d4lxipv.png"><text:span text:style-name="T12_22">P</text:span></text:a></text:span><text:span text:style-name="T12_23"><text:a xlink:type="simple" xlink:href="http://4.bp.blogspot.com/-P6P_pDxiSII/TxGjc8pNlvI/AAAAAAAAAVc/r_oBMYkIVoc/s640/crying_fluttershy_by_conrie-d4lxipv.png"><text:span text:style-name="T12_24">_</text:span></text:a></text:span><text:span text:style-name="T12_25"><text:a xlink:type="simple" xlink:href="http://4.bp.blogspot.com/-P6P_pDxiSII/TxGjc8pNlvI/AAAAAAAAAVc/r_oBMYkIVoc/s640/crying_fluttershy_by_conrie-d4lxipv.png"><text:span text:style-name="T12_26">pDxiSII</text:span></text:a></text:span><text:span text:style-name="T12_27"><text:a xlink:type="simple" xlink:href="http://4.bp.blogspot.com/-P6P_pDxiSII/TxGjc8pNlvI/AAAAAAAAAVc/r_oBMYkIVoc/s640/crying_fluttershy_by_conrie-d4lxipv.png"><text:span text:style-name="T12_28">/</text:span></text:a></text:span><text:span text:style-name="T12_29"><text:a xlink:type="simple" xlink:href="http://4.bp.blogspot.com/-P6P_pDxiSII/TxGjc8pNlvI/AAAAAAAAAVc/r_oBMYkIVoc/s640/crying_fluttershy_by_conrie-d4lxipv.png"><text:span text:style-name="T12_30">TxGjc</text:span></text:a></text:span><text:span text:style-name="T12_31"><text:a xlink:type="simple" xlink:href="http://4.bp.blogspot.com/-P6P_pDxiSII/TxGjc8pNlvI/AAAAAAAAAVc/r_oBMYkIVoc/s640/crying_fluttershy_by_conrie-d4lxipv.png"><text:span text:style-name="T12_32">8</text:span></text:a></text:span><text:span text:style-name="T12_33"><text:a xlink:type="simple" xlink:href="http://4.bp.blogspot.com/-P6P_pDxiSII/TxGjc8pNlvI/AAAAAAAAAVc/r_oBMYkIVoc/s640/crying_fluttershy_by_conrie-d4lxipv.png"><text:span text:style-name="T12_34">pNlvI</text:span></text:a></text:span><text:span text:style-name="T12_35"><text:a xlink:type="simple" xlink:href="http://4.bp.blogspot.com/-P6P_pDxiSII/TxGjc8pNlvI/AAAAAAAAAVc/r_oBMYkIVoc/s640/crying_fluttershy_by_conrie-d4lxipv.png"><text:span text:style-name="T12_36">/</text:span></text:a></text:span><text:span text:style-name="T12_37"><text:a xlink:type="simple" xlink:href="http://4.bp.blogspot.com/-P6P_pDxiSII/TxGjc8pNlvI/AAAAAAAAAVc/r_oBMYkIVoc/s640/crying_fluttershy_by_conrie-d4lxipv.png"><text:span text:style-name="T12_38">AAAAAAAAAVc</text:span></text:a></text:span><text:span text:style-name="T12_39"><text:a xlink:type="simple" xlink:href="http://4.bp.blogspot.com/-P6P_pDxiSII/TxGjc8pNlvI/AAAAAAAAAVc/r_oBMYkIVoc/s640/crying_fluttershy_by_conrie-d4lxipv.png"><text:span text:style-name="T12_40">/</text:span></text:a></text:span><text:span text:style-name="T12_41"><text:a xlink:type="simple" xlink:href="http://4.bp.blogspot.com/-P6P_pDxiSII/TxGjc8pNlvI/AAAAAAAAAVc/r_oBMYkIVoc/s640/crying_fluttershy_by_conrie-d4lxipv.png"><text:span text:style-name="T12_42">r</text:span></text:a></text:span><text:span text:style-name="T12_43"><text:a xlink:type="simple" xlink:href="http://4.bp.blogspot.com/-P6P_pDxiSII/TxGjc8pNlvI/AAAAAAAAAVc/r_oBMYkIVoc/s640/crying_fluttershy_by_conrie-d4lxipv.png"><text:span text:style-name="T12_44">_</text:span></text:a></text:span><text:span text:style-name="T12_45"><text:a xlink:type="simple" xlink:href="http://4.bp.blogspot.com/-P6P_pDxiSII/TxGjc8pNlvI/AAAAAAAAAVc/r_oBMYkIVoc/s640/crying_fluttershy_by_conrie-d4lxipv.png"><text:span text:style-name="T12_46">oBMYkIVoc</text:span></text:a></text:span><text:span text:style-name="T12_47"><text:a xlink:type="simple" xlink:href="http://4.bp.blogspot.com/-P6P_pDxiSII/TxGjc8pNlvI/AAAAAAAAAVc/r_oBMYkIVoc/s640/crying_fluttershy_by_conrie-d4lxipv.png"><text:span text:style-name="T12_48">/</text:span></text:a></text:span><text:span text:style-name="T12_49"><text:a xlink:type="simple" xlink:href="http://4.bp.blogspot.com/-P6P_pDxiSII/TxGjc8pNlvI/AAAAAAAAAVc/r_oBMYkIVoc/s640/crying_fluttershy_by_conrie-d4lxipv.png"><text:span text:style-name="T12_50">s</text:span></text:a></text:span><text:span text:style-name="T12_51"><text:a xlink:type="simple" xlink:href="http://4.bp.blogspot.com/-P6P_pDxiSII/TxGjc8pNlvI/AAAAAAAAAVc/r_oBMYkIVoc/s640/crying_fluttershy_by_conrie-d4lxipv.png"><text:span text:style-name="T12_52">640/</text:span></text:a></text:span><text:span text:style-name="T12_53"><text:a xlink:type="simple" xlink:href="http://4.bp.blogspot.com/-P6P_pDxiSII/TxGjc8pNlvI/AAAAAAAAAVc/r_oBMYkIVoc/s640/crying_fluttershy_by_conrie-d4lxipv.png"><text:span text:style-name="T12_54">crying</text:span></text:a></text:span><text:span text:style-name="T12_55"><text:a xlink:type="simple" xlink:href="http://4.bp.blogspot.com/-P6P_pDxiSII/TxGjc8pNlvI/AAAAAAAAAVc/r_oBMYkIVoc/s640/crying_fluttershy_by_conrie-d4lxipv.png"><text:span text:style-name="T12_56">_</text:span></text:a></text:span><text:span text:style-name="T12_57"><text:a xlink:type="simple" xlink:href="http://4.bp.blogspot.com/-P6P_pDxiSII/TxGjc8pNlvI/AAAAAAAAAVc/r_oBMYkIVoc/s640/crying_fluttershy_by_conrie-d4lxipv.png"><text:span text:style-name="T12_58">fluttershy</text:span></text:a></text:span><text:span text:style-name="T12_59"><text:a xlink:type="simple" xlink:href="http://4.bp.blogspot.com/-P6P_pDxiSII/TxGjc8pNlvI/AAAAAAAAAVc/r_oBMYkIVoc/s640/crying_fluttershy_by_conrie-d4lxipv.png"><text:span text:style-name="T12_60">_</text:span></text:a></text:span><text:span text:style-name="T12_61"><text:a xlink:type="simple" xlink:href="http://4.bp.blogspot.com/-P6P_pDxiSII/TxGjc8pNlvI/AAAAAAAAAVc/r_oBMYkIVoc/s640/crying_fluttershy_by_conrie-d4lxipv.png"><text:span text:style-name="T12_62">by</text:span></text:a></text:span><text:span text:style-name="T12_63"><text:a xlink:type="simple" xlink:href="http://4.bp.blogspot.com/-P6P_pDxiSII/TxGjc8pNlvI/AAAAAAAAAVc/r_oBMYkIVoc/s640/crying_fluttershy_by_conrie-d4lxipv.png"><text:span text:style-name="T12_64">_</text:span></text:a></text:span><text:span text:style-name="T12_65"><text:a xlink:type="simple" xlink:href="http://4.bp.blogspot.com/-P6P_pDxiSII/TxGjc8pNlvI/AAAAAAAAAVc/r_oBMYkIVoc/s640/crying_fluttershy_by_conrie-d4lxipv.png"><text:span text:style-name="T12_66">conrie</text:span></text:a></text:span><text:span text:style-name="T12_67"><text:a xlink:type="simple" xlink:href="http://4.bp.blogspot.com/-P6P_pDxiSII/TxGjc8pNlvI/AAAAAAAAAVc/r_oBMYkIVoc/s640/crying_fluttershy_by_conrie-d4lxipv.png"><text:span text:style-name="T12_68">-</text:span></text:a></text:span><text:span text:style-name="T12_69"><text:a xlink:type="simple" xlink:href="http://4.bp.blogspot.com/-P6P_pDxiSII/TxGjc8pNlvI/AAAAAAAAAVc/r_oBMYkIVoc/s640/crying_fluttershy_by_conrie-d4lxipv.png"><text:span text:style-name="T12_70">d</text:span></text:a></text:span><text:span text:style-name="T12_71"><text:a xlink:type="simple" xlink:href="http://4.bp.blogspot.com/-P6P_pDxiSII/TxGjc8pNlvI/AAAAAAAAAVc/r_oBMYkIVoc/s640/crying_fluttershy_by_conrie-d4lxipv.png"><text:span text:style-name="T12_72">4</text:span></text:a></text:span><text:span text:style-name="T12_73"><text:a xlink:type="simple" xlink:href="http://4.bp.blogspot.com/-P6P_pDxiSII/TxGjc8pNlvI/AAAAAAAAAVc/r_oBMYkIVoc/s640/crying_fluttershy_by_conrie-d4lxipv.png"><text:span text:style-name="T12_74">lxipv</text:span></text:a></text:span><text:span text:style-name="T12_75"><text:a xlink:type="simple" xlink:href="http://4.bp.blogspot.com/-P6P_pDxiSII/TxGjc8pNlvI/AAAAAAAAAVc/r_oBMYkIVoc/s640/crying_fluttershy_by_conrie-d4lxipv.png"><text:span text:style-name="T12_76">.</text:span></text:a></text:span><text:span text:style-name="T12_77"><text:a xlink:type="simple" xlink:href="http://4.bp.blogspot.com/-P6P_pDxiSII/TxGjc8pNlvI/AAAAAAAAAVc/r_oBMYkIVoc/s640/crying_fluttershy_by_conrie-d4lxipv.png"><text:span text:style-name="T12_78">png</text:span></text:a></text:span></text:p>
      <text:p text:style-name="P13"><text:span text:style-name="T13_1"><text:a xlink:type="simple" xlink:href="http://2.bp.blogspot.com/-Xjv2xGy8DL8/UHcxVPeVhPI/AAAAAAAAB0U/ci0W5he2_1g/s640/okuadka.jpg"><text:span text:style-name="T13_2">http</text:span></text:a></text:span><text:span text:style-name="T13_3"><text:a xlink:type="simple" xlink:href="http://2.bp.blogspot.com/-Xjv2xGy8DL8/UHcxVPeVhPI/AAAAAAAAB0U/ci0W5he2_1g/s640/okuadka.jpg"><text:span text:style-name="T13_4">://2.</text:span></text:a></text:span><text:span text:style-name="T13_5"><text:a xlink:type="simple" xlink:href="http://2.bp.blogspot.com/-Xjv2xGy8DL8/UHcxVPeVhPI/AAAAAAAAB0U/ci0W5he2_1g/s640/okuadka.jpg"><text:span text:style-name="T13_6">bp</text:span></text:a></text:span><text:span text:style-name="T13_7"><text:a xlink:type="simple" xlink:href="http://2.bp.blogspot.com/-Xjv2xGy8DL8/UHcxVPeVhPI/AAAAAAAAB0U/ci0W5he2_1g/s640/okuadka.jpg"><text:span text:style-name="T13_8">.</text:span></text:a></text:span><text:span text:style-name="T13_9"><text:a xlink:type="simple" xlink:href="http://2.bp.blogspot.com/-Xjv2xGy8DL8/UHcxVPeVhPI/AAAAAAAAB0U/ci0W5he2_1g/s640/okuadka.jpg"><text:span text:style-name="T13_10">blogspot</text:span></text:a></text:span><text:span text:style-name="T13_11"><text:a xlink:type="simple" xlink:href="http://2.bp.blogspot.com/-Xjv2xGy8DL8/UHcxVPeVhPI/AAAAAAAAB0U/ci0W5he2_1g/s640/okuadka.jpg"><text:span text:style-name="T13_12">.</text:span></text:a></text:span><text:span text:style-name="T13_13"><text:a xlink:type="simple" xlink:href="http://2.bp.blogspot.com/-Xjv2xGy8DL8/UHcxVPeVhPI/AAAAAAAAB0U/ci0W5he2_1g/s640/okuadka.jpg"><text:span text:style-name="T13_14">com</text:span></text:a></text:span><text:span text:style-name="T13_15"><text:a xlink:type="simple" xlink:href="http://2.bp.blogspot.com/-Xjv2xGy8DL8/UHcxVPeVhPI/AAAAAAAAB0U/ci0W5he2_1g/s640/okuadka.jpg"><text:span text:style-name="T13_16">/-</text:span></text:a></text:span><text:span text:style-name="T13_17"><text:a xlink:type="simple" xlink:href="http://2.bp.blogspot.com/-Xjv2xGy8DL8/UHcxVPeVhPI/AAAAAAAAB0U/ci0W5he2_1g/s640/okuadka.jpg"><text:span text:style-name="T13_18">Xjv</text:span></text:a></text:span><text:span text:style-name="T13_19"><text:a xlink:type="simple" xlink:href="http://2.bp.blogspot.com/-Xjv2xGy8DL8/UHcxVPeVhPI/AAAAAAAAB0U/ci0W5he2_1g/s640/okuadka.jpg"><text:span text:style-name="T13_20">2</text:span></text:a></text:span><text:span text:style-name="T13_21"><text:a xlink:type="simple" xlink:href="http://2.bp.blogspot.com/-Xjv2xGy8DL8/UHcxVPeVhPI/AAAAAAAAB0U/ci0W5he2_1g/s640/okuadka.jpg"><text:span text:style-name="T13_22">xGy</text:span></text:a></text:span><text:span text:style-name="T13_23"><text:a xlink:type="simple" xlink:href="http://2.bp.blogspot.com/-Xjv2xGy8DL8/UHcxVPeVhPI/AAAAAAAAB0U/ci0W5he2_1g/s640/okuadka.jpg"><text:span text:style-name="T13_24">8</text:span></text:a></text:span><text:span text:style-name="T13_25"><text:a xlink:type="simple" xlink:href="http://2.bp.blogspot.com/-Xjv2xGy8DL8/UHcxVPeVhPI/AAAAAAAAB0U/ci0W5he2_1g/s640/okuadka.jpg"><text:span text:style-name="T13_26">DL</text:span></text:a></text:span><text:span text:style-name="T13_27"><text:a xlink:type="simple" xlink:href="http://2.bp.blogspot.com/-Xjv2xGy8DL8/UHcxVPeVhPI/AAAAAAAAB0U/ci0W5he2_1g/s640/okuadka.jpg"><text:span text:style-name="T13_28">8/</text:span></text:a></text:span><text:span text:style-name="T13_29"><text:a xlink:type="simple" xlink:href="http://2.bp.blogspot.com/-Xjv2xGy8DL8/UHcxVPeVhPI/AAAAAAAAB0U/ci0W5he2_1g/s640/okuadka.jpg"><text:span text:style-name="T13_30">UHcxVPeVhPI</text:span></text:a></text:span><text:span text:style-name="T13_31"><text:a xlink:type="simple" xlink:href="http://2.bp.blogspot.com/-Xjv2xGy8DL8/UHcxVPeVhPI/AAAAAAAAB0U/ci0W5he2_1g/s640/okuadka.jpg"><text:span text:style-name="T13_32">/</text:span></text:a></text:span><text:span text:style-name="T13_33"><text:a xlink:type="simple" xlink:href="http://2.bp.blogspot.com/-Xjv2xGy8DL8/UHcxVPeVhPI/AAAAAAAAB0U/ci0W5he2_1g/s640/okuadka.jpg"><text:span text:style-name="T13_34">AAAAAAAAB</text:span></text:a></text:span><text:span text:style-name="T13_35"><text:a xlink:type="simple" xlink:href="http://2.bp.blogspot.com/-Xjv2xGy8DL8/UHcxVPeVhPI/AAAAAAAAB0U/ci0W5he2_1g/s640/okuadka.jpg"><text:span text:style-name="T13_36">0</text:span></text:a></text:span><text:span text:style-name="T13_37"><text:a xlink:type="simple" xlink:href="http://2.bp.blogspot.com/-Xjv2xGy8DL8/UHcxVPeVhPI/AAAAAAAAB0U/ci0W5he2_1g/s640/okuadka.jpg"><text:span text:style-name="T13_38">U</text:span></text:a></text:span><text:span text:style-name="T13_39"><text:a xlink:type="simple" xlink:href="http://2.bp.blogspot.com/-Xjv2xGy8DL8/UHcxVPeVhPI/AAAAAAAAB0U/ci0W5he2_1g/s640/okuadka.jpg"><text:span text:style-name="T13_40">/</text:span></text:a></text:span><text:span text:style-name="T13_41"><text:a xlink:type="simple" xlink:href="http://2.bp.blogspot.com/-Xjv2xGy8DL8/UHcxVPeVhPI/AAAAAAAAB0U/ci0W5he2_1g/s640/okuadka.jpg"><text:span text:style-name="T13_42">ci</text:span></text:a></text:span><text:span text:style-name="T13_43"><text:a xlink:type="simple" xlink:href="http://2.bp.blogspot.com/-Xjv2xGy8DL8/UHcxVPeVhPI/AAAAAAAAB0U/ci0W5he2_1g/s640/okuadka.jpg"><text:span text:style-name="T13_44">0</text:span></text:a></text:span><text:span text:style-name="T13_45"><text:a xlink:type="simple" xlink:href="http://2.bp.blogspot.com/-Xjv2xGy8DL8/UHcxVPeVhPI/AAAAAAAAB0U/ci0W5he2_1g/s640/okuadka.jpg"><text:span text:style-name="T13_46">W</text:span></text:a></text:span><text:span text:style-name="T13_47"><text:a xlink:type="simple" xlink:href="http://2.bp.blogspot.com/-Xjv2xGy8DL8/UHcxVPeVhPI/AAAAAAAAB0U/ci0W5he2_1g/s640/okuadka.jpg"><text:span text:style-name="T13_48">5</text:span></text:a></text:span><text:span text:style-name="T13_49"><text:a xlink:type="simple" xlink:href="http://2.bp.blogspot.com/-Xjv2xGy8DL8/UHcxVPeVhPI/AAAAAAAAB0U/ci0W5he2_1g/s640/okuadka.jpg"><text:span text:style-name="T13_50">he</text:span></text:a></text:span><text:span text:style-name="T13_51"><text:a xlink:type="simple" xlink:href="http://2.bp.blogspot.com/-Xjv2xGy8DL8/UHcxVPeVhPI/AAAAAAAAB0U/ci0W5he2_1g/s640/okuadka.jpg"><text:span text:style-name="T13_52">2_1</text:span></text:a></text:span><text:span text:style-name="T13_53"><text:a xlink:type="simple" xlink:href="http://2.bp.blogspot.com/-Xjv2xGy8DL8/UHcxVPeVhPI/AAAAAAAAB0U/ci0W5he2_1g/s640/okuadka.jpg"><text:span text:style-name="T13_54">g</text:span></text:a></text:span><text:span text:style-name="T13_55"><text:a xlink:type="simple" xlink:href="http://2.bp.blogspot.com/-Xjv2xGy8DL8/UHcxVPeVhPI/AAAAAAAAB0U/ci0W5he2_1g/s640/okuadka.jpg"><text:span text:style-name="T13_56">/</text:span></text:a></text:span><text:span text:style-name="T13_57"><text:a xlink:type="simple" xlink:href="http://2.bp.blogspot.com/-Xjv2xGy8DL8/UHcxVPeVhPI/AAAAAAAAB0U/ci0W5he2_1g/s640/okuadka.jpg"><text:span text:style-name="T13_58">s</text:span></text:a></text:span><text:span text:style-name="T13_59"><text:a xlink:type="simple" xlink:href="http://2.bp.blogspot.com/-Xjv2xGy8DL8/UHcxVPeVhPI/AAAAAAAAB0U/ci0W5he2_1g/s640/okuadka.jpg"><text:span text:style-name="T13_60">640/</text:span></text:a></text:span><text:span text:style-name="T13_61"><text:a xlink:type="simple" xlink:href="http://2.bp.blogspot.com/-Xjv2xGy8DL8/UHcxVPeVhPI/AAAAAAAAB0U/ci0W5he2_1g/s640/okuadka.jpg"><text:span text:style-name="T13_62">okuadka</text:span></text:a></text:span><text:span text:style-name="T13_63"><text:a xlink:type="simple" xlink:href="http://2.bp.blogspot.com/-Xjv2xGy8DL8/UHcxVPeVhPI/AAAAAAAAB0U/ci0W5he2_1g/s640/okuadka.jpg"><text:span text:style-name="T13_64">.</text:span></text:a></text:span><text:span text:style-name="T13_65"><text:a xlink:type="simple" xlink:href="http://2.bp.blogspot.com/-Xjv2xGy8DL8/UHcxVPeVhPI/AAAAAAAAB0U/ci0W5he2_1g/s640/okuadka.jpg"><text:span text:style-name="T13_66">jpg</text:span></text:a></text:span></text:p>
      <text:p text:style-name="P14"><text:span text:style-name="T14_1"><text:a xlink:type="simple" xlink:href="http://rain-gear.deviantart.com/art/In-The-Rain-550789207?q=favby%3ACahandariella%2F61164104&amp;qo=28"><text:span text:style-name="T14_2">http</text:span></text:a></text:span><text:span text:style-name="T14_3"><text:a xlink:type="simple" xlink:href="http://rain-gear.deviantart.com/art/In-The-Rain-550789207?q=favby%3ACahandariella%2F61164104&amp;qo=28"><text:span text:style-name="T14_4">://</text:span></text:a></text:span><text:span text:style-name="T14_5"><text:a xlink:type="simple" xlink:href="http://rain-gear.deviantart.com/art/In-The-Rain-550789207?q=favby%3ACahandariella%2F61164104&amp;qo=28"><text:span text:style-name="T14_6">rain</text:span></text:a></text:span><text:span text:style-name="T14_7"><text:a xlink:type="simple" xlink:href="http://rain-gear.deviantart.com/art/In-The-Rain-550789207?q=favby%3ACahandariella%2F61164104&amp;qo=28"><text:span text:style-name="T14_8">-</text:span></text:a></text:span><text:span text:style-name="T14_9"><text:a xlink:type="simple" xlink:href="http://rain-gear.deviantart.com/art/In-The-Rain-550789207?q=favby%3ACahandariella%2F61164104&amp;qo=28"><text:span text:style-name="T14_10">gear</text:span></text:a></text:span><text:span text:style-name="T14_11"><text:a xlink:type="simple" xlink:href="http://rain-gear.deviantart.com/art/In-The-Rain-550789207?q=favby%3ACahandariella%2F61164104&amp;qo=28"><text:span text:style-name="T14_12">.</text:span></text:a></text:span><text:span text:style-name="T14_13"><text:a xlink:type="simple" xlink:href="http://rain-gear.deviantart.com/art/In-The-Rain-550789207?q=favby%3ACahandariella%2F61164104&amp;qo=28"><text:span text:style-name="T14_14">deviantart</text:span></text:a></text:span><text:span text:style-name="T14_15"><text:a xlink:type="simple" xlink:href="http://rain-gear.deviantart.com/art/In-The-Rain-550789207?q=favby%3ACahandariella%2F61164104&amp;qo=28"><text:span text:style-name="T14_16">.</text:span></text:a></text:span><text:span text:style-name="T14_17"><text:a xlink:type="simple" xlink:href="http://rain-gear.deviantart.com/art/In-The-Rain-550789207?q=favby%3ACahandariella%2F61164104&amp;qo=28"><text:span text:style-name="T14_18">com</text:span></text:a></text:span><text:span text:style-name="T14_19"><text:a xlink:type="simple" xlink:href="http://rain-gear.deviantart.com/art/In-The-Rain-550789207?q=favby%3ACahandariella%2F61164104&amp;qo=28"><text:span text:style-name="T14_20">/</text:span></text:a></text:span><text:span text:style-name="T14_21"><text:a xlink:type="simple" xlink:href="http://rain-gear.deviantart.com/art/In-The-Rain-550789207?q=favby%3ACahandariella%2F61164104&amp;qo=28"><text:span text:style-name="T14_22">art</text:span></text:a></text:span><text:span text:style-name="T14_23"><text:a xlink:type="simple" xlink:href="http://rain-gear.deviantart.com/art/In-The-Rain-550789207?q=favby%3ACahandariella%2F61164104&amp;qo=28"><text:span text:style-name="T14_24">/</text:span></text:a></text:span><text:span text:style-name="T14_25"><text:a xlink:type="simple" xlink:href="http://rain-gear.deviantart.com/art/In-The-Rain-550789207?q=favby%3ACahandariella%2F61164104&amp;qo=28"><text:span text:style-name="T14_26">In</text:span></text:a></text:span><text:span text:style-name="T14_27"><text:a xlink:type="simple" xlink:href="http://rain-gear.deviantart.com/art/In-The-Rain-550789207?q=favby%3ACahandariella%2F61164104&amp;qo=28"><text:span text:style-name="T14_28">-</text:span></text:a></text:span><text:span text:style-name="T14_29"><text:a xlink:type="simple" xlink:href="http://rain-gear.deviantart.com/art/In-The-Rain-550789207?q=favby%3ACahandariella%2F61164104&amp;qo=28"><text:span text:style-name="T14_30">The</text:span></text:a></text:span><text:span text:style-name="T14_31"><text:a xlink:type="simple" xlink:href="http://rain-gear.deviantart.com/art/In-The-Rain-550789207?q=favby%3ACahandariella%2F61164104&amp;qo=28"><text:span text:style-name="T14_32">-</text:span></text:a></text:span><text:span text:style-name="T14_33"><text:a xlink:type="simple" xlink:href="http://rain-gear.deviantart.com/art/In-The-Rain-550789207?q=favby%3ACahandariella%2F61164104&amp;qo=28"><text:span text:style-name="T14_34">Rain</text:span></text:a></text:span><text:span text:style-name="T14_35"><text:a xlink:type="simple" xlink:href="http://rain-gear.deviantart.com/art/In-The-Rain-550789207?q=favby%3ACahandariella%2F61164104&amp;qo=28"><text:span text:style-name="T14_36">-550789207?</text:span></text:a></text:span><text:span text:style-name="T14_37"><text:a xlink:type="simple" xlink:href="http://rain-gear.deviantart.com/art/In-The-Rain-550789207?q=favby%3ACahandariella%2F61164104&amp;qo=28"><text:span text:style-name="T14_38">q</text:span></text:a></text:span><text:span text:style-name="T14_39"><text:a xlink:type="simple" xlink:href="http://rain-gear.deviantart.com/art/In-The-Rain-550789207?q=favby%3ACahandariella%2F61164104&amp;qo=28"><text:span text:style-name="T14_40">=</text:span></text:a></text:span><text:span text:style-name="T14_41"><text:a xlink:type="simple" xlink:href="http://rain-gear.deviantart.com/art/In-The-Rain-550789207?q=favby%3ACahandariella%2F61164104&amp;qo=28"><text:span text:style-name="T14_42">favby</text:span></text:a></text:span><text:span text:style-name="T14_43"><text:a xlink:type="simple" xlink:href="http://rain-gear.deviantart.com/art/In-The-Rain-550789207?q=favby%3ACahandariella%2F61164104&amp;qo=28"><text:span text:style-name="T14_44">%3</text:span></text:a></text:span><text:span text:style-name="T14_45"><text:a xlink:type="simple" xlink:href="http://rain-gear.deviantart.com/art/In-The-Rain-550789207?q=favby%3ACahandariella%2F61164104&amp;qo=28"><text:span text:style-name="T14_46">ACahandariella</text:span></text:a></text:span><text:span text:style-name="T14_47"><text:a xlink:type="simple" xlink:href="http://rain-gear.deviantart.com/art/In-The-Rain-550789207?q=favby%3ACahandariella%2F61164104&amp;qo=28"><text:span text:style-name="T14_48">%2</text:span></text:a></text:span><text:span text:style-name="T14_49"><text:a xlink:type="simple" xlink:href="http://rain-gear.deviantart.com/art/In-The-Rain-550789207?q=favby%3ACahandariella%2F61164104&amp;qo=28"><text:span text:style-name="T14_50">F</text:span></text:a></text:span><text:span text:style-name="T14_51"><text:a xlink:type="simple" xlink:href="http://rain-gear.deviantart.com/art/In-The-Rain-550789207?q=favby%3ACahandariella%2F61164104&amp;qo=28"><text:span text:style-name="T14_52">61164104&amp;</text:span></text:a></text:span><text:span text:style-name="T14_53"><text:a xlink:type="simple" xlink:href="http://rain-gear.deviantart.com/art/In-The-Rain-550789207?q=favby%3ACahandariella%2F61164104&amp;qo=28"><text:span text:style-name="T14_54">qo</text:span></text:a></text:span><text:span text:style-name="T14_55"><text:a xlink:type="simple" xlink:href="http://rain-gear.deviantart.com/art/In-The-Rain-550789207?q=favby%3ACahandariella%2F61164104&amp;qo=28"><text:span text:style-name="T14_56">=28</text:span></text:a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